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P1" style:family="paragraph" style:parent-style-name="Normal">
      <style:paragraph-properties fo:text-align="center"/>
    </style:style>
  </office:automatic-styles>
  <office:body>
    <office:text>
      <text:p text:style-name="P1">Рецензия на проект «РАЗРАБОТКА ТЕХНОЛОГИИ ДЕСТРУКЦИИ ОЗОНА(СОЗДАНИЕ МЕМБРАНЫ)»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